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ILASAGA CANAZA JAIM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050876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99935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ILASAGA CANAZA, JAIM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050876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4/06/2021</text:span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4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4 - Trans. Aer. Caja Gallinas Ponedoras</text:p>
          </table:table-cell>
          <table:table-cell table:style-name="Tableau1.A2" office:value-type="string">
            <text:p text:style-name="P13">47</text:p>
          </table:table-cell>
          <table:table-cell table:style-name="Tableau1.A2" office:value-type="string">
            <text:p text:style-name="P13">62</text:p>
          </table:table-cell>
          <table:table-cell table:style-name="Tableau1.D2" office:value-type="string">
            <text:p text:style-name="P12">29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914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>5686998</text:span></text:p>
          </table:table-cell>
          <table:table-cell table:style-name="Tabla2.A2" office:value-type="string">
            <text:p text:style-name="P4"><text:span text:style-name="T5">2914.00</text:span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GALLINAS BB</text:p>
          </table:table-cell>
          <table:table-cell table:style-name="Tabla3.A2" office:value-type="string">
            <text:p text:style-name="P21">6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FACTURAR A:  AVICOLA SANTO DOMINGO S.R.L.<text:line-break/>RUC:2060008688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3T23:08:37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